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courier new" svg:font-family="'courier new', courier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variant="normal" fo:text-transform="none" fo:color="#000000" style:font-name="Open Sans" fo:font-size="12pt" fo:letter-spacing="normal" fo:font-style="normal" fo:font-weight="normal" style:font-weight-asian="bold" style:font-weight-complex="bold"/>
    </style:style>
    <style:style style:name="P3" style:family="paragraph" style:parent-style-name="Text_20_body">
      <style:paragraph-properties fo:margin-left="0cm" fo:margin-right="0cm" fo:margin-top="0.132cm" fo:margin-bottom="0.132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ourier new" fo:font-size="9.75pt" fo:letter-spacing="normal" fo:font-style="normal" fo:font-weight="normal"/>
    </style:style>
    <style:style style:name="P5" style:family="paragraph" style:parent-style-name="Text_20_body">
      <style:paragraph-properties fo:margin-left="0.794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ourier new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Open Sans" fo:font-size="9.75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size="9.75pt"/>
    </style:style>
    <style:style style:name="T4" style:family="text">
      <style:text-properties fo:color="#888888" style:font-name="inherit" fo:font-size="9.75pt" fo:letter-spacing="normal" fo:font-style="italic" fo:font-weight="normal"/>
    </style:style>
    <style:style style:name="T5" style:family="text">
      <style:text-properties style:font-name="inherit" fo:font-size="9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Explain when you would use an Abstract class over an Interface and vice versa</text:span> :</text:p>
      <text:p text:style-name="P1"/>
      <text:p text:style-name="P1"><text:span text:style-name="T1">When it comes to extending the behaviour of an object, explain the advantages of using composition</text:span><text:span text:style-name="T2"> </text:span><text:span text:style-name="T1">over  inheritance </text:span> :</text:p>
      <text:p text:style-name="P1"/>
      <text:p text:style-name="P1"><text:span text:style-name="T1">List the elements of FURPS++</text:span> :</text:p>
      <text:p text:style-name="P1"><text:span text:style-name="T1">In OOP, explain what is meant by </text:span><text:span text:style-name="Emphasis"><text:span text:style-name="T4">reification</text:span></text:span> :</text:p>
      <text:p text:style-name="P1"/>
      <text:p text:style-name="P2">The Strategy D<text:span text:style-name="T5">esign</text:span> Pattern illustrates a means of attaching different behaviours to an object at run-time. In the code snippet below, the classes Processing1 and Processing2 contain 2 types of behaviour</text:p>
      <text:p text:style-name="P4">if (data_input &gt;10){</text:p>
      <text:p text:style-name="P5">this.processing = new Processing1();</text:p>
      <text:p text:style-name="P4">} else{</text:p>
      <text:p text:style-name="P5">this.processing = new Processing2();</text:p>
      <text:p text:style-name="P4">}</text:p>
      <text:p text:style-name="P3">If I wanted to be able to change the decision logic above (e.g. 'if (data_input &gt;5 )'.  Explain how I might accomplish this without having to open up and modify the class that contains the code above:</text:p>
      <text:p text:style-name="P3"/>
      <text:p text:style-name="P3"><text:span text:style-name="T3">Explain the motivation for Test Driven Development</text:span> :</text:p>
      <text:p text:style-name="P3"/>
      <text:p text:style-name="P3"><text:span text:style-name="T3">What is a singleton and in what circumstances might you employ it?</text:span> </text:p>
      <text:p text:style-name="P3"/>
      <text:p text:style-name="P3"><text:span text:style-name="T3">Explain the principles behind the model view controller design pattern?</text:span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courier new" svg:font-family="'courier new', courier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1T19:58:29.19</meta:creation-date>
    <meta:document-statistic meta:table-count="0" meta:image-count="0" meta:object-count="0" meta:page-count="1" meta:paragraph-count="14" meta:word-count="161" meta:character-count="968"/>
    <dc:date>2018-04-21T20:05:52.23</dc:date>
    <meta:editing-duration>PT7M25S</meta:editing-duration>
    <meta:editing-cycles>1</meta:editing-cycles>
    <meta:generator>OpenOffice/4.1.5$Win32 OpenOffice.org_project/415m1$Build-9789</meta:generator>
  </office:meta>
</office:document-meta>
</file>